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4bf1c" officeooo:paragraph-rsid="0014bf1c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4bf1c" officeooo:paragraph-rsid="0014bf1c" style:font-size-asian="14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67492" officeooo:paragraph-rsid="00167492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4pt" officeooo:paragraph-rsid="00167492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fo:color="#0d0d0d" style:font-name="Times New Roman" fo:font-size="14pt" fo:letter-spacing="normal" fo:font-style="normal" fo:font-weight="normal" officeooo:rsid="00167492" officeooo:paragraph-rsid="00167492" style:font-size-asian="14pt" style:font-size-complex="14pt"/>
    </style:style>
    <style:style style:name="T1" style:family="text">
      <style:text-properties officeooo:rsid="00167492"/>
    </style:style>
    <style:style style:name="T2" style:family="text">
      <style:text-properties fo:font-variant="normal" fo:text-transform="none" fo:color="#0d0d0d" fo:letter-spacing="normal" fo:font-style="normal" fo:font-weight="normal"/>
    </style:style>
    <style:style style:name="T3" style:family="text">
      <style:text-properties fo:font-variant="normal" fo:text-transform="none" fo:color="#0d0d0d" fo:letter-spacing="normal" fo:font-style="normal" fo:font-weight="normal" officeooo:rsid="00167492"/>
    </style:style>
    <style:style style:name="T4" style:family="text">
      <style:text-properties fo:font-variant="normal" fo:text-transform="none" fo:color="#0d0d0d" fo:letter-spacing="normal" fo:font-style="normal" fo:font-weight="normal" officeooo:rsid="001739f1"/>
    </style:style>
    <style:style style:name="T5" style:family="text">
      <style:text-properties officeooo:rsid="0017d4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encia de pasos para subir el proyecto al repositorio </text:p>
      <text:p text:style-name="P1"/>
      <text:list xml:id="list608658723" text:style-name="L1">
        <text:list-item>
          <text:p text:style-name="P2">Clonar el repo con el comando git clone + (url del proyecto).</text:p>
          <text:p text:style-name="P2">Nota: la url la obtenemos del github en nuestro repo creado , en el menú &lt;code&gt;, a la derecha tenemos un botón verde llamado &lt;code&gt; también, hacemos clic y copiamos la url.</text:p>
        </text:list-item>
        <text:list-item>
          <text:p text:style-name="P2">Luego nos posicionamos con el comando cd + (nombre de nuestra carpeta donde tenemos el proyecto)</text:p>
        </text:list-item>
        <text:list-item>
          <text:p text:style-name="P2">Para asegurarnos que nos paramos en la carpeta y la misma esta creada colocamos el comando dir, la cual nos muestra que archivos tenemos dentro de la carpeta, por ejemplo el archivo que debería estar si o si es el readm<text:span text:style-name="T5">e</text:span>.</text:p>
        </text:list-item>
        <text:list-item>
          <text:p text:style-name="P2">Git branch para gestionar las ramas</text:p>
        </text:list-item>
        <text:list-item>
          <text:p text:style-name="P2">git checkout -b 1-(nombreissue) <text:span text:style-name="T1">para cambiar de rama</text:span></text:p>
        </text:list-item>
        <text:list-item>
          <text:p text:style-name="P3">git status para ver el estado de la rama en la que estamos posicionados</text:p>
        </text:list-item>
        <text:list-item>
          <text:p text:style-name="P3">git add . Para agregar los archivos</text:p>
        </text:list-item>
        <text:list-item>
          <text:p text:style-name="P3">git status nuevamente si quisieramos asegurarnos que se hayan agregado esos archivos</text:p>
        </text:list-item>
        <text:list-item>
          <text:p text:style-name="P4"><text:span text:style-name="T1">git commit -m "#mensaje”</text:span><text:span text:style-name="T2"> para registrar los cambios realizados en el repositorio en un nuevo commit con un mensaje asociado que describe los cambios realizados</text:span></text:p>
        </text:list-item>
        <text:list-item>
          <text:p text:style-name="P4"><text:span text:style-name="T3">git push -u <text:s/>origin 1(nombreissue) </text:span><text:span text:style-name="T2">para enviar commits locales a un repositorio remoto </text:span></text:p>
        </text:list-item>
        <text:list-item>
          <text:p text:style-name="P5">git branch nuevamente</text:p>
        </text:list-item>
        <text:list-item>
          <text:p text:style-name="P5">Luego git checkout main para cambiarnos al main</text:p>
        </text:list-item>
        <text:list-item>
          <text:p text:style-name="P5">git branch</text:p>
        </text:list-item>
        <text:list-item>
          <text:p text:style-name="P4"><text:span text:style-name="T3">Y por último un git pull </text:span><text:span text:style-name="T2">para traer los cambios desde </text:span><text:span text:style-name="T4">el</text:span><text:span text:style-name="T2"> repositorio remoto y fusionarlos automáticamente con la rama actual del repositorio loc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6T16:36:45.104133237</meta:creation-date>
    <dc:date>2024-05-16T17:05:20.451566323</dc:date>
    <meta:editing-duration>PT2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46" meta:character-count="1387" meta:non-whitespace-character-count="1168"/>
  </office:meta>
</office:document-meta>
</file>